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1.52cm" fo:break-before="auto" style:use-optimal-row-height="true"/>
    </style:style>
    <style:style style:name="ro12" style:family="table-row">
      <style:table-row-properties style:row-height="2.251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3.217cm" fo:break-before="auto" style:use-optimal-row-height="false"/>
    </style:style>
    <style:style style:name="ro1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10T15:22:41.03">
            <text:p>0510 <text:s/>1522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10T15:22:41.03">
            <text:p>0510 <text:s/>1522</text:p>
          </table:table-cell>
          <table:table-cell table:style-name="ce8" table:formula="of:=NOW()" office:value-type="date" office:date-value="2022-05-10T15:22:41.03">
            <text:p>0510 <text:s/>152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10T15:22:41.03">
            <text:p>0510 <text:s/>152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10T15:22:41.03">
            <text:p>0510 <text:s/>1522</text:p>
          </table:table-cell>
          <table:table-cell table:style-name="ce8" table:formula="of:=NOW()" office:value-type="date" office:date-value="2022-05-10T15:22:41.03">
            <text:p>0510 <text:s/>1522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. &lt;1&gt; Rodzaj : Przymiotno (nazwa naukowa : Erigeron) &lt;2&gt; E. philadelphicus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10T15:22:38.97">
            <text:p>2022/5/10 15:22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5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2022/05/10</text:date>, <text:time>15:2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10T15:22:40.86</dc:date>
    <dc:creator>iwabuchi ken</dc:creator>
    <meta:editing-duration>P18DT1H4M41S</meta:editing-duration>
    <meta:editing-cycles>2495</meta:editing-cycles>
    <meta:generator>OpenOffice/4.1.3$Win32 OpenOffice.org_project/413m1$Build-9783</meta:generator>
    <meta:document-statistic meta:table-count="2" meta:cell-count="735" meta:object-count="0"/>
  </office:meta>
</office:document-meta>
</file>